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keep-together="true" fo:keep-together="auto"/>
    </style:style>
    <style:style style:name="Tabla2.5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3" style:family="table-row">
      <style:table-row-properties style:min-row-height="0.166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style:font-style-asian="italic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10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3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14" style:family="paragraph" style:parent-style-name="Standard" style:list-style-name="L1">
      <style:paragraph-properties style:snap-to-layout-grid="false"/>
      <style:text-properties fo:color="#000000"/>
    </style:style>
    <style:style style:name="P15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6" style:family="paragraph" style:parent-style-name="Standard" style:list-style-name="L1">
      <style:paragraph-properties style:snap-to-layout-gri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323dc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</text:span><text:span text:style-name="UC_5f_NormalAzul_20_Car"><text:span text:style-name="T5"> Buscar ítem</text:span></text:span></text:p>
          </table:table-cell>
          <table:table-cell table:style-name="Tabla1.B1" office:value-type="string">
            <text:p text:style-name="P6">Nro. de Caso de Uso:</text:p>
            <text:p text:style-name="P15">SGC-DES-02-06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2"> </text:span><text:span text:style-name="UC_5f_NormalAzul_20_Car"><text:span text:style-name="T3">Listar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4"> </text:span>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4"> </text:span></text:span><text:span text:style-name="UC_5f_NormalAzul_20_Car"><text:span text:style-name="T5">Se despliega una lista de ítem relacionado a un proyecto y retorna el identificador del tipo de ítem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21300251" text:style-name="L1">
              <text:list-item>
                <text:p text:style-name="P16">Despliega una lista de los ítem existentes en el proyecto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1328746" text:continue-numbering="true" text:style-name="L1">
              <text:list-item>
                <text:p text:style-name="P14">Selecciona un ítem de la lista oprimiendo el nombre de éste en la lista.</text:p>
              </text:list-item>
            </text:list>
          </table:table-cell>
          <table:table-cell table:style-name="Tabla2.A1" office:value-type="string">
            <text:p text:style-name="P9"/>
          </table:table-cell>
        </table:table-row>
        <table:table-row table:style-name="Tabla2.5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21328904" text:continue-numbering="true" text:style-name="L1">
              <text:list-item>
                <text:p text:style-name="P14">El sistema devuelve el identificador del ítem seleccionado a la interfaz de <text:span text:style-name="T1">Ítem</text:span>(ir al Caso de Uso <text:span text:style-name="T9">SGC-DES-02</text:span><text:span text:style-name="T8">) para su uso posterior.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7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1.1-Error de conexión con la base de datos. No se despliega la lista de proyectos.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9">SGC-DES-02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2</meta:editing-cycles>
    <meta:editing-duration>PT8H2M39S</meta:editing-duration>
    <dc:date>2014-03-16T01:17:24.56</dc:date>
    <meta:generator>LibreOffice/3.5$Windows_x86 LibreOffice_project/7e68ba2-a744ebf-1f241b7-c506db1-7d53735</meta:generator>
    <meta:document-statistic meta:table-count="5" meta:image-count="0" meta:object-count="0" meta:page-count="1" meta:paragraph-count="22" meta:word-count="148" meta:character-count="662" meta:non-whitespace-character-count="798"/>
  </office:meta>
</office:document-meta>
</file>